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tantia" svg:font-family="Constantia"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mo" svg:font-family="Arimo" style:font-adornments="Italic"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style:font-name="Constantia"/>
    </style:style>
    <style:style style:name="T1" style:family="text">
      <style:text-properties style:font-name="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scículo 21</text:p>
      <text:p text:style-name="P1">Verificadores de Ortografía</text:p>
      <text:p text:style-name="P1"/>
      <text:p text:style-name="P2">En sí, este artículo nos habla acerca de como los procesadores de texto empezaban a mejorar sus métodos de verificación de ortografía.</text:p>
      <text:p text:style-name="P2"/>
      <text:p text:style-name="P2">Se tenía una predicción de que para los años 90´s ya deberían de existir en las computadoras la traducción “mecánica” entre idiomas, pero se presentaba un problema: la computadora hace un procesamiento de datos y ésta no comprende lo que estos datos significan. En general lo que conocemos como “semántica”. Para este tiempo también la programación en BASIC parece ser la preferida entre los programadores</text:p>
      <text:p text:style-name="P2"/>
      <text:p text:style-name="P2">La sintaxis puede ser bien manejada por las computadoras, usando las reglas de la gramática, se ha desarrollado software que ayuda a editar y corregir textos, encontrar errores de ortografía o verificar la gramática. Todos estos programas se basan en un diccionario que almacenan un gran número de palabras, pero es difícil encontar el espacio para poder guardarlas todas ya que la mayoría de las unidades de disco no tenían la capacidad de memoria necesaria para ello. Y pensar la capacidad que tienen ahora las computadoras que la memoria que se necesitaba solo es una pequeñisima parte de lo que estamos acostumbrados con grandes memorias de almacenamiento.</text:p>
      <text:p text:style-name="P2"/>
      <text:p text:style-name="P2">Aplicando algunas técnicas fue posible almacenar mayor cantidad de palabras usando menos memoria, quitando los números y símbolos que se usan en el código ASCII, incluso quitando las mayúsculas. También se usó la combinación de caracteres, los que se usaban con más frecuencia, y así usarlo como si fueran uno solo. Aun con esa ayuda se presentaba la situación de la búsqueda de las palabras en los diccionarios. ¿Cuál era la forma más eficiente de encontarlas sin que esto tome demasiado tiempo?</text:p>
      <text:p text:style-name="P2"/>
      <text:p text:style-name="P2">Al final se encontró un método en el que se compila todo el documento y en él cada palabra en orden alfabético creando una lista y con un algoritmo se verifica la lista junto con la del diccionario que checa las palabras iguales, que actualmente podemos ver que este sistema aun funciona como en Office Word de Windows, esto hace que el tiempo de búsqueda se reduzca bastante. Si la palabra no se encuentra o coincide puedes checar si hay un error ortográfico, la palabra está bien escrita pero no forma parte del diccionario y puedes agregarla. Podría decir que esto ya implica la multiprogramación donde aparentemente se ejecutan varios procesos al mismo tiempo mientras se escribe un texto y después su análisis respecto a las palabras en el diccionario</text:p>
      <text:p text:style-name="P2"/>
      <text:p text:style-name="P2">Según el artículo lo más difícil hasta ahora es mejorar los verificadores de gramática y de estilo, pero siguen usando diccionarios algunos con frases comunes o reglas ortográficas. Actualmente existen algunos programas que han mejorado bastante esta problemática como Grammarly que ayuda mucho en cuestión a la gramática e incluso en el estilo proponiendote las palabras más adecuadas para poder expresar mejor tus ideas.</text:p>
      <text:p text:style-name="P2"/>
      <text:p text:style-name="P2">MODELOS DE HARDWARE – OSBORNE 1</text:p>
      <text:p text:style-name="P2">El primer microcomputador portátil que incluía software.</text:p>
      <text:p text:style-name="P2"/>
      <text:p text:style-name="P2"><text:soft-page-break/>No era considerada una computadora personal aun, tenía dos unidades de disco y su monitor. Contaba también con su sistema operativo (Control/Programa/Monitor) que permitía ejecutar todos sus software de manejo de textos, programación en BASIC y hojas electrónicas. </text:p>
      <text:p text:style-name="P2"/>
      <text:p text:style-name="P2">Su sistema operativo se carga desde un disco de la computadora, realiza su abstracción y gestión de recursos, copias de archivos y discos. Y una característica poderosa en la se puede crear nuevo software para el sistema operativo sin importar la máquina que se use.</text:p>
      <text:p text:style-name="P2"/>
      <text:p text:style-name="P2">Siempre es muy interesante conocer la historia de una máquina que fue la “primera” en algo y que en la actualidad esa misma idea ahora ha evolucionado y se transfomó en una máquina muy poderosa con la cual podemos hacer infinidad de cosas que en esos tiempos no lo hubieran creido posible. Por eso a mi si me gusta que dentro del temario de la materia se de un poco de historia de las computadoras y en este caso de los sistemas operativos.</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tantia" svg:font-family="Constantia"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mo" svg:font-family="Arimo" style:font-adornments="Italic"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mma  Fuentes</meta:initial-creator>
    <meta:creation-date>2018-08-31T01:14:50.78</meta:creation-date>
    <dc:date>2018-08-31T08:38:57.62</dc:date>
    <dc:creator>Emma  Fuentes</dc:creator>
    <meta:editing-duration>PT4H48M51S</meta:editing-duration>
    <meta:editing-cycles>7</meta:editing-cycles>
    <meta:generator>OpenOffice/4.1.5$Win32 OpenOffice.org_project/415m1$Build-9789</meta:generator>
    <meta:document-statistic meta:table-count="0" meta:image-count="0" meta:object-count="0" meta:page-count="2" meta:paragraph-count="13" meta:word-count="654" meta:character-count="3970"/>
  </office:meta>
</office:document-meta>
</file>